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keyboard-title" style:list-style-name="L3">
      <style:graphic-properties draw:fill-color="#ffffff" draw:auto-grow-height="true" fo:min-height="3.506cm"/>
    </style:style>
    <style:style style:name="pr2" style:family="presentation" style:parent-style-name="keyboard-subtitle">
      <style:graphic-properties draw:fill-color="#ffffff" draw:auto-grow-height="true" fo:min-height="12cm"/>
    </style:style>
    <style:style style:name="pr3" style:family="presentation" style:parent-style-name="keyboard-notes">
      <style:graphic-properties draw:fill-color="#ffffff" draw:auto-grow-height="true" fo:min-height="13.364cm"/>
    </style:style>
    <style:style style:name="pr4" style:family="presentation" style:parent-style-name="keyboard-title" style:list-style-name="L3">
      <style:graphic-properties draw:fill-color="#ffffff" draw:auto-grow-height="true" fo:min-height="3.506cm"/>
    </style:style>
    <style:style style:name="pr5" style:family="presentation" style:parent-style-name="keyboard-outline1">
      <style:graphic-properties draw:fill-color="#ffffff" draw:auto-grow-height="true" fo:min-height="13.231cm"/>
    </style:style>
    <style:style style:name="pr6" style:family="presentation" style:parent-style-name="keyboard-title" style:list-style-name="L3">
      <style:graphic-properties draw:fill-color="#ffffff" draw:auto-grow-height="true" fo:min-height="3.506cm"/>
    </style:style>
    <style:style style:name="pr7" style:family="presentation" style:parent-style-name="keyboard-outline1">
      <style:graphic-properties draw:fill-color="#ffffff" fo:min-height="13.231cm"/>
    </style:style>
    <style:style style:name="pr8" style:family="presentation" style:parent-style-name="keyboard-title" style:list-style-name="L3">
      <style:graphic-properties draw:fill-color="#ffffff" draw:auto-grow-height="true" fo:min-height="3.506cm"/>
    </style:style>
    <style:style style:name="pr9" style:family="presentation" style:parent-style-name="keyboard-title">
      <style:graphic-properties fo:min-height="3.506cm"/>
    </style:style>
    <style:style style:name="pr10" style:family="presentation" style:parent-style-name="keyboard-outline1">
      <style:graphic-properties fo:min-height="12cm"/>
    </style:style>
    <style:style style:name="pr11" style:family="presentation" style:parent-style-name="keyboard-notes">
      <style:graphic-properties draw:fill-color="#ffffff" fo:min-height="13.364cm"/>
    </style:style>
    <style:style style:name="pr12" style:family="presentation" style:parent-style-name="keyboard-title" style:list-style-name="L3">
      <style:graphic-properties draw:fill-color="#ffffff" draw:auto-grow-height="true" fo:min-height="3.506cm"/>
    </style:style>
    <style:style style:name="pr13" style:family="presentation" style:parent-style-name="keyboard-title" style:list-style-name="L3">
      <style:graphic-properties draw:fill-color="#ffffff" draw:auto-grow-height="true" fo:min-height="3.506cm"/>
    </style:style>
    <style:style style:name="pr14" style:family="presentation" style:parent-style-name="keyboard-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eyboard" presentation:presentation-page-layout-name="AL1T0">
        <draw:frame presentation:style-name="pr1" draw:text-style-name="P1" draw:layer="layout" svg:width="23.199cm" svg:height="3.506cm" svg:x="2.301cm" svg:y="1.994cm" presentation:class="title" presentation:user-transformed="true">
          <draw:text-box>
            <text:p>Predstavljanje projekta <text:line-break/>Turnirski Obračun</text:p>
          </draw:text-box>
        </draw:frame>
        <draw:frame presentation:style-name="pr2" draw:text-style-name="P2" draw:layer="layout" svg:width="23cm" svg:height="12cm" svg:x="2.5cm" svg:y="6cm" presentation:class="subtitle" presentation:user-transformed="true">
          <draw:text-box>
            <text:p>Lukša &amp; Frano</text:p>
            <text:p/>
            <text:p>Sustav za organizaciju natjecanja, obračunavanje i prikazivanje rezultata. Koristi se u sportskim natjecanjima.</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keyboard" presentation:presentation-page-layout-name="AL2T1">
        <draw:frame presentation:style-name="pr4" draw:text-style-name="P1" draw:layer="layout" svg:width="23.199cm" svg:height="3.506cm" svg:x="2.301cm" svg:y="1.994cm" presentation:class="title">
          <draw:text-box draw:corner-radius="0.003cm">
            <text:p text:style-name="P1">Cilj</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Sustav za vođenje turnira uz pomoć smartphone uređaja te prikaz rezultata preko weba.</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keyboard" presentation:presentation-page-layout-name="AL2T1">
        <draw:frame presentation:style-name="pr6" draw:text-style-name="P1" draw:layer="layout" svg:width="23.199cm" svg:height="3.506cm" svg:x="2.301cm" svg:y="1.994cm" presentation:class="title">
          <draw:text-box draw:corner-radius="0.016cm">
            <text:p text:style-name="P1">Potreba</text:p>
          </draw:text-box>
        </draw:frame>
        <draw:frame presentation:style-name="pr7" draw:text-style-name="P6" draw:layer="layout" svg:width="23.384cm" svg:height="13.231cm" svg:x="2.585cm" svg:y="5.838cm" presentation:class="outline" presentation:user-transformed="true">
          <draw:text-box draw:corner-radius="0.016cm">
            <text:list text:style-name="L2">
              <text:list-item>
                <text:p text:style-name="P5">Organizatori natjecanja moraju osigurati pomoćnu službu za vođenje natjecanja, prikupljanje i obradu podataka. </text:p>
              </text:list-item>
              <text:list-item>
                <text:p text:style-name="P5">Organizatori moraju pripremiti prikladnu informatičku podršku za njihovo natjecanje.</text:p>
              </text:list-item>
              <text:list-item>
                <text:p text:style-name="P5">Rastu troškovi i složenost natjecanja</text:p>
              </text:list-item>
              <text:list-item>
                <text:p text:style-name="P5">Puno uloga i procedura rada pa se natjecanje usporava a raste vjerojatnost grešaka.</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keyboard" presentation:presentation-page-layout-name="AL2T1">
        <draw:frame presentation:style-name="pr8" draw:text-style-name="P1" draw:layer="layout" svg:width="23.199cm" svg:height="3.506cm" svg:x="2.301cm" svg:y="1.994cm" presentation:class="title">
          <draw:text-box draw:corner-radius="0.032cm">
            <text:p text:style-name="P1">Rješenje problema</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Aplikacija omogućava vođenje turnira uz pomoć smartphone uređaja te prikaz rezultata preko weba.</text:p>
              </text:list-item>
              <text:list-item>
                <text:p text:style-name="P5">Natjecatelji i administratori natjecanja koriste samo privatne smartphone uređaje natjecatelja i administratora turnira.</text:p>
                <text:p text:style-name="P5"/>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keyboard" presentation:presentation-page-layout-name="AL2T1">
        <draw:frame presentation:style-name="pr9" draw:layer="layout" svg:width="23.199cm" svg:height="3.506cm" svg:x="2.301cm" svg:y="1.994cm" presentation:class="title">
          <draw:text-box>
            <text:p>Rješenje problema</text:p>
          </draw:text-box>
        </draw:frame>
        <draw:frame presentation:style-name="pr10" draw:layer="layout" svg:width="23cm" svg:height="12cm" svg:x="2.5cm" svg:y="6cm" presentation:class="outline">
          <draw:text-box>
            <text:list text:style-name="L2">
              <text:list-item>
                <text:p>Rezultati će se moći povezivati sa drugim obračunskim programima uobičajenim u sportu natjecanja.</text:p>
              </text:list-item>
            </text:list>
          </draw:text-box>
        </draw:frame>
        <presentation:notes draw:style-name="dp2">
          <draw:page-thumbnail draw:style-name="gr1" draw:layer="layout" svg:width="14.848cm" svg:height="11.136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Cost Analysis" draw:style-name="dp1" draw:master-page-name="keyboard" presentation:presentation-page-layout-name="AL2T1">
        <draw:frame presentation:style-name="pr12" draw:text-style-name="P1" draw:layer="layout" svg:width="23.199cm" svg:height="3.506cm" svg:x="2.301cm" svg:y="1.994cm" presentation:class="title">
          <draw:text-box>
            <text:p text:style-name="P1">Zahtjevi sustava</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3">Server sa programom za obradu natjecanja</text:p>
              </text:list-item>
              <text:list-item>
                <text:p text:style-name="P3">WiFi mreža</text:p>
              </text:list-item>
              <text:list-item>
                <text:p text:style-name="P3">Web server za prikaz podataka uživo</text:p>
              </text:list-item>
              <text:list-item>
                <text:p text:style-name="P3">Postavljanje klijenata na online trgovine</text:p>
              </text:list-item>
              <text:list-item>
                <text:p text:style-name="P3">Izrada sučelja prema programima natjecateljskih saveza</text:p>
                <text:p text:style-name="P3"/>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keyboard" presentation:presentation-page-layout-name="AL2T1">
        <draw:frame presentation:style-name="pr13" draw:text-style-name="P1" draw:layer="layout" svg:width="23.199cm" svg:height="3.506cm" svg:x="2.301cm" svg:y="1.994cm" presentation:class="title">
          <draw:text-box>
            <text:p text:style-name="P1">Prednosti sustava</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Nema pomoćne službe za unos te obradu podataka</text:p>
              </text:list-item>
              <text:list-item>
                <text:p text:style-name="P5">Brzo postavljanje natjecanja, čak bez službene osobe</text:p>
              </text:list-item>
              <text:list-item>
                <text:p text:style-name="P5">Unos i prilagodba na različite formate natjecanja – administrator sustava.</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keyboard" presentation:presentation-page-layout-name="AL2T1">
        <draw:frame presentation:style-name="pr14" draw:text-style-name="P1" draw:layer="layout" svg:width="23.199cm" svg:height="3.506cm" svg:x="2.301cm" svg:y="1.994cm" presentation:class="title">
          <draw:text-box>
            <text:p text:style-name="P1">Sljedeći koraci</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Izrada sustava za obradu</text:p>
              </text:list-item>
              <text:list-item>
                <text:p text:style-name="P5">Izrada klijenata za Android sučelje</text:p>
              </text:list-item>
              <text:list-item>
                <text:p text:style-name="P5">Izrada sučelja za unos formata natjecanja</text:p>
              </text:list-item>
              <text:list-item>
                <text:p text:style-name="P5">Izrada prikaza trenutnih te konačnih podataka natjecanja</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keyboard_5f_lay" draw:display-name="keyboard_lay" xlink:href="Pictures/100000000000032000000258D2E4504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keyboard" style:page-layout-name="PM1" draw:style-name="Mdp2">
      <draw:frame presentation:style-name="Mpr1"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3" draw:layer="backgroundobjects" svg:width="6.523cm" svg:height="1.448cm" svg:x="1.4cm" svg:y="19.131cm" presentation:class="date-time">
        <draw:text-box>
          <text:p text:style-name="MP3"><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4-11-02T10:28:49.37</meta:creation-date>
    <dc:language>en-US</dc:language>
    <meta:editing-cycles>2</meta:editing-cycles>
    <meta:editing-duration>PT5M43S</meta:editing-duration>
    <meta:initial-creator>Frano Jančić</meta:initial-creator>
    <dc:date>2014-11-02T10:50:23.12</dc:date>
    <dc:creator>Frano Jančić</dc:creator>
    <meta:document-statistic meta:object-count="52"/>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